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 fo:min-height="0.02cm" fo:min-width="24.77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.128cm" fo:min-width="5.958cm"/>
    </style:style>
    <style:style style:name="gr4" style:family="graphic" style:parent-style-name="standard">
      <style:graphic-properties svg:stroke-color="#000000" draw:marker-start="Arrow" draw:marker-end="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71cm"/>
    </style:style>
    <style:style style:name="gr6" style:family="graphic" style:parent-style-name="standard">
      <style:graphic-properties svg:stroke-color="#000000" draw:marker-end="" draw:textarea-horizontal-align="center" draw:textarea-vertical-align="middle"/>
    </style:style>
    <style:style style:name="gr7" style:family="graphic" style:parent-style-name="standard">
      <style:graphic-properties svg:stroke-color="#000000" draw:marker-start="" draw:marker-end="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128cm" fo:min-width="6.026cm"/>
    </style:style>
    <style:style style:name="gr9" style:family="graphic" style:parent-style-name="standard">
      <style:graphic-properties draw:fill="solid" draw:fill-color="#ccffff" draw:textarea-horizontal-align="justify" draw:textarea-vertical-align="middle" draw:auto-grow-height="false" fo:min-height="0.02cm" fo:min-width="21.207cm"/>
    </style:style>
    <style:style style:name="gr10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gradient" draw:fill-color="#99ccff" draw:secondary-fill-color="#729fc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1" style:family="graphic" style:parent-style-name="standard">
      <style:graphic-properties draw:stroke="none" draw:fill="gradient" draw:fill-gradient-name="Gradient_20_8" draw:gradient-step-count="0" dr3d:vertical-segments="16" dr3d:close-front="true" dr3d:close-back="true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 fo:min-height="0.966cm" fo:min-width="0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svg:stroke-color="#000000" draw:marker-end="Arrow" draw:textarea-horizontal-align="center" draw:textarea-vertical-align="middle"/>
    </style:style>
    <style:style style:name="gr15" style:family="graphic" style:parent-style-name="standard">
      <style:graphic-properties draw:fill="solid" draw:fill-color="#ccffff" draw:textarea-horizontal-align="justify" draw:textarea-vertical-align="middle" draw:auto-grow-height="false" fo:min-height="4.425cm" fo:min-width="0cm"/>
    </style:style>
    <style:style style:name="gr16" style:family="graphic" style:parent-style-name="standard">
      <style:graphic-properties draw:stroke="none" svg:stroke-color="#000000" draw:fill="none" draw:fill-color="#ffffff" fo:min-height="0.941cm"/>
    </style:style>
    <style:style style:name="gr17" style:family="graphic" style:parent-style-name="standard">
      <style:graphic-properties draw:fill="solid" draw:fill-color="#ccffff" draw:textarea-horizontal-align="justify" draw:textarea-vertical-align="middle" draw:auto-grow-height="false" fo:min-height="0.588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534cm" fo:min-width="0.716cm"/>
    </style:style>
    <style:style style:name="gr19" style:family="graphic" style:parent-style-name="standard">
      <style:graphic-properties draw:textarea-horizontal-align="justify" draw:textarea-vertical-align="middle" draw:auto-grow-height="false" fo:min-height="1.101cm" fo:min-width="4.579cm"/>
    </style:style>
    <style:style style:name="gr20" style:family="graphic" style:parent-style-name="objectwithoutfill">
      <style:graphic-properties svg:stroke-width="0.1cm" svg:stroke-color="#0066cc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ccffff" draw:textarea-horizontal-align="justify" draw:textarea-vertical-align="middle" draw:auto-grow-height="false" fo:min-height="0.02cm" fo:min-width="3.586cm"/>
    </style:style>
    <style:style style:name="gr22" style:family="graphic" style:parent-style-name="objectwithoutfill">
      <style:graphic-properties svg:stroke-width="0.1cm" svg:stroke-color="#ff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fo:min-height="0.53cm"/>
    </style:style>
    <style:style style:name="gr24" style:family="graphic" style:parent-style-name="objectwithoutfill">
      <style:graphic-properties draw:fill="none" draw:textarea-horizontal-align="center" draw:textarea-vertical-align="middle"/>
    </style:style>
    <style:style style:name="gr25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729fc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6" style:family="graphic" style:parent-style-name="standard">
      <style:graphic-properties draw:stroke="none" dr3d:vertical-segments="16" dr3d:close-front="true" dr3d:close-back="true"/>
    </style:style>
    <style:style style:name="gr27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17.752cm"/>
    </style:style>
    <style:style style:name="gr28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4.406cm"/>
    </style:style>
    <style:style style:name="gr29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82cm"/>
    </style:style>
    <style:style style:name="gr30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08cm"/>
    </style:style>
    <style:style style:name="gr31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cm"/>
    </style:style>
    <style:style style:name="gr32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04cm"/>
    </style:style>
    <style:style style:name="gr33" style:family="graphic" style:parent-style-name="standard">
      <style:graphic-properties draw:fill="solid" draw:fill-color="#ffff99" draw:textarea-horizontal-align="justify" draw:textarea-vertical-align="middle" draw:auto-grow-height="false" fo:min-height="0.532cm" fo:min-width="0.42cm"/>
    </style:style>
    <style:style style:name="gr34" style:family="graphic" style:parent-style-name="standard">
      <style:graphic-properties draw:fill="solid" draw:fill-color="#ffff99" draw:textarea-horizontal-align="justify" draw:textarea-vertical-align="middle" draw:auto-grow-height="false" fo:min-height="0.074cm" fo:min-width="0.42cm"/>
    </style:style>
    <style:style style:name="gr35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1.851cm"/>
    </style:style>
    <style:style style:name="gr36" style:family="graphic" style:parent-style-name="standard">
      <style:graphic-properties draw:stroke="none" svg:stroke-color="#000000" draw:fill="none" draw:fill-color="#ffffff" fo:min-height="0.506cm"/>
    </style:style>
    <style:style style:name="gr37" style:family="graphic" style:parent-style-name="standard">
      <style:graphic-properties draw:textarea-horizontal-align="justify" draw:textarea-vertical-align="middle" draw:auto-grow-height="false" fo:min-height="3.317cm" fo:min-width="8.458cm"/>
    </style:style>
    <style:style style:name="gr38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1.918cm"/>
    </style:style>
    <style:style style:name="gr39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18.9cm"/>
    </style:style>
    <style:style style:name="gr40" style:family="graphic" style:parent-style-name="standard">
      <style:graphic-properties draw:stroke="none" svg:stroke-color="#000000" draw:fill="none" draw:fill-color="#ffffff" fo:min-height="2.351cm"/>
    </style:style>
    <style:style style:name="P1" style:family="paragraph">
      <loext:graphic-properties draw:fill="solid" draw:fill-color="#cc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2pt" style:font-size-asian="18pt" style:font-size-complex="18pt"/>
    </style:style>
    <style:style style:name="P7" style:family="paragraph">
      <loext:graphic-properties draw:fill="solid" draw:fill-color="#ffff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 style:writing-mode="lr-tb">
        <style:tab-stops/>
      </style:paragraph-properties>
    </style:style>
    <style:style style:name="P10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279cm" svg:height="0.27cm" draw:transform="rotate (-0.0774926187885481) translate (1.927cm 3.0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3.376cm" svg:height="1.657cm" svg:x="8.133cm" svg:y="1.127cm">
          <draw:text-box>
            <text:p text:style-name="P2">Wimborne Model Town</text:p>
            <text:p text:style-name="P2">Butts Farm Arrangement – Physical Layout</text:p>
          </draw:text-box>
        </draw:frame>
        <draw:custom-shape draw:style-name="gr3" draw:text-style-name="P4" xml:id="id1" draw:id="id1" draw:layer="layout" svg:width="6.458cm" svg:height="2.378cm" svg:x="2.757cm" svg:y="4.026cm">
          <text:p text:style-name="P4">Railway Room</text:p>
          <text:p text:style-name="P4">Butts Farm Remote</text:p>
          <text:p text:style-name="P4">Pi &amp; Interfacing Board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986cm" svg:y1="6.404cm" svg:x2="2.381cm" svg:y2="7.673cm" draw:start-shape="id1" draw:start-glue-point="2" draw:end-shape="id2" draw:end-glue-point="0" svg:d="M5986 6404v635h-3605v634" svg:viewBox="0 0 3606 1270">
          <text:p/>
        </draw:connector>
        <draw:frame draw:style-name="gr5" draw:text-style-name="P6" draw:layer="layout" svg:width="4.376cm" svg:height="0.721cm" svg:x="24.184cm" svg:y="5.351cm">
          <draw:text-box>
            <text:p text:style-name="P5"><text:span text:style-name="T1">From Butts Pump</text:span></text:p>
          </draw:text-box>
        </draw:frame>
        <draw:connector draw:style-name="gr6" draw:text-style-name="P4" draw:layer="layout" draw:line-skew="-0.135cm" svg:x1="5.986cm" svg:y1="6.404cm" svg:x2="5.299cm" svg:y2="7.97cm" draw:start-shape="id1" draw:start-glue-point="2" draw:end-shape="id3" svg:d="M5986 6404v649h-687v917" svg:viewBox="0 0 688 1567">
          <text:p/>
        </draw:connector>
        <draw:connector draw:style-name="gr7" draw:text-style-name="P4" draw:layer="layout" draw:line-skew="-0.27cm" svg:x1="5.986cm" svg:y1="6.404cm" svg:x2="8.325cm" svg:y2="8.24cm" draw:start-shape="id1" draw:start-glue-point="2" draw:end-shape="id4" svg:d="M5986 6404v649h2339v1187" svg:viewBox="0 0 2340 1837">
          <text:p/>
        </draw:connector>
        <draw:custom-shape draw:style-name="gr8" draw:text-style-name="P4" xml:id="id5" draw:id="id5" draw:layer="layout" svg:width="6.526cm" svg:height="2.378cm" svg:x="17.051cm" svg:y="5.971cm">
          <text:p text:style-name="P4">Wendy House</text:p>
          <text:p text:style-name="P4">Butts Farm Remote</text:p>
          <text:p text:style-name="P4">Pi &amp; Interfacing Board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-0.135cm" svg:x1="20.314cm" svg:y1="8.349cm" svg:x2="20.323cm" svg:y2="9.915cm" draw:start-shape="id5" draw:start-glue-point="2" draw:end-shape="id6" svg:d="M20314 8349v649h9v917" svg:viewBox="0 0 10 1567">
          <text:p/>
        </draw:connector>
        <draw:custom-shape draw:style-name="gr9" draw:text-style-name="P1" draw:layer="layout" svg:width="21.707cm" svg:height="0.27cm" draw:transform="rotate (-0.130550628049176) translate (2.196cm 9.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3d:scene draw:style-name="gr10" xml:id="id2" draw:id="id2" svg:width="2.263cm" svg:height="2.513cm" svg:x="1.25cm" svg:y="7.67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0 -5000 2500 10000" svg:d="M0-5000h250 250 500 500 500 250 250v10000h-250-250-500-500-500-250-250z"/>
        </dr3d:scene>
        <dr3d:scene draw:style-name="gr10" xml:id="id3" draw:id="id3" svg:width="2.263cm" svg:height="2.513cm" svg:x="4.168cm" svg:y="7.9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0 -5000 2500 10000" svg:d="M0-5000h250 250 500 500 500 250 250v10000h-250-250-500-500-500-250-250z"/>
        </dr3d:scene>
        <dr3d:scene draw:style-name="gr10" xml:id="id4" draw:id="id4" svg:width="2.263cm" svg:height="2.513cm" svg:x="7.194cm" svg:y="8.2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0 -5000 2500 10000" svg:d="M0-5000h250 250 500 500 500 250 250v10000h-250-250-500-500-500-250-250z"/>
        </dr3d:scene>
        <dr3d:scene draw:style-name="gr10" xml:id="id6" draw:id="id6" svg:width="2.263cm" svg:height="2.513cm" svg:x="19.192cm" svg:y="9.91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0 -5000 2500 10000" svg:d="M0-5000h250 250 500 500 500 250 250v10000h-250-250-500-500-500-250-250z"/>
        </dr3d:scene>
        <draw:custom-shape draw:style-name="gr12" draw:text-style-name="P7" xml:id="id7" draw:id="id7" draw:layer="layout" svg:width="0.433cm" svg:height="1.216cm" svg:x="9.808cm" svg:y="10.4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433cm" svg:height="1.216cm" svg:x="3.512cm" svg:y="9.5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433cm" svg:height="1.216cm" svg:x="6.511cm" svg:y="9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433cm" svg:height="1.216cm" svg:x="21.697cm" svg:y="11.97cm">
          <text:p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3.729cm" svg:y1="6.431cm" svg:x2="3.742cm" svg:y2="9.592cm">
          <text:p/>
        </draw:line>
        <draw:line draw:style-name="gr13" draw:text-style-name="P8" draw:layer="layout" svg:x1="6.701cm" svg:y1="6.417cm" svg:x2="6.714cm" svg:y2="9.89cm">
          <text:p/>
        </draw:line>
        <draw:connector draw:style-name="gr14" draw:text-style-name="P4" draw:layer="layout" svg:x1="9.215cm" svg:y1="5.215cm" svg:x2="10.024cm" svg:y2="10.458cm" draw:start-shape="id1" draw:start-glue-point="1" draw:end-shape="id7" draw:end-glue-point="0" svg:d="M9215 5215h809v5243" svg:viewBox="0 0 810 5244">
          <text:p/>
        </draw:connector>
        <draw:line draw:style-name="gr13" draw:text-style-name="P8" draw:layer="layout" svg:x1="21.86cm" svg:y1="8.375cm" svg:x2="21.914cm" svg:y2="11.996cm">
          <text:p/>
        </draw:line>
        <draw:custom-shape draw:style-name="gr15" draw:text-style-name="P1" draw:layer="layout" svg:width="0.243cm" svg:height="4.675cm" svg:x="1.703cm" svg:y="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2.527cm" svg:height="0.721cm" svg:x="23.562cm" svg:y="12.579cm">
          <draw:text-box>
            <text:p text:style-name="P5"><text:span text:style-name="T1">To Sump</text:span></text:p>
          </draw:text-box>
        </draw:frame>
        <draw:frame draw:style-name="gr5" draw:text-style-name="P6" draw:layer="layout" svg:width="1.702cm" svg:height="0.721cm" svg:x="1.108cm" svg:y="11.066cm">
          <draw:text-box>
            <text:p text:style-name="P5"><text:span text:style-name="T1">Key:</text:span></text:p>
          </draw:text-box>
        </draw:frame>
        <dr3d:scene draw:style-name="gr10" svg:width="1.047cm" svg:height="1.109cm" svg:x="1.304cm" svg:y="11.88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0 -5000 2500 10000" svg:d="M0-5000h250 250 500 500 500 250 250v10000h-250-250-500-500-500-250-250z"/>
        </dr3d:scene>
        <draw:frame draw:style-name="gr16" draw:text-style-name="P10" draw:layer="layout" svg:width="6.539cm" svg:height="1.191cm" svg:x="2.945cm" svg:y="11.877cm">
          <draw:text-box>
            <text:p text:style-name="P9"><text:span text:style-name="T1">Butts Farm Group of 5 Butts </text:span></text:p>
            <text:p text:style-name="P9"><text:span text:style-name="T1">Labelled G1, G2, ... G4 etc</text:span></text:p>
          </draw:text-box>
        </draw:frame>
        <draw:custom-shape draw:style-name="gr12" draw:text-style-name="P7" draw:layer="layout" svg:width="0.433cm" svg:height="1.216cm" svg:x="1.566cm" svg:y="13.32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891cm" svg:height="0.721cm" svg:x="2.81cm" svg:y="13.363cm">
          <draw:text-box>
            <text:p text:style-name="P5"><text:span text:style-name="T1">Gate Valve</text:span></text:p>
          </draw:text-box>
        </draw:frame>
        <draw:custom-shape draw:style-name="gr17" draw:text-style-name="P1" draw:layer="layout" svg:width="0.243cm" svg:height="0.838cm" svg:x="1.676cm" svg:y="14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2.891cm" svg:height="0.721cm" svg:x="2.729cm" svg:y="15.078cm">
          <draw:text-box>
            <text:p text:style-name="P5"><text:span text:style-name="T1">Pipework</text:span></text:p>
          </draw:text-box>
        </draw:frame>
        <draw:custom-shape draw:style-name="gr18" draw:text-style-name="P4" draw:layer="layout" svg:width="1.216cm" svg:height="0.784cm" svg:x="1.486cm" svg:y="16.10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945cm" svg:height="0.721cm" svg:x="2.81cm" svg:y="16.213cm">
          <draw:text-box>
            <text:p text:style-name="P5"><text:span text:style-name="T1">Electronic Assemblies</text:span></text:p>
          </draw:text-box>
        </draw:frame>
        <draw:custom-shape draw:style-name="gr19" draw:text-style-name="P4" draw:layer="layout" svg:width="5.079cm" svg:height="1.351cm" svg:x="10.97cm" svg:y="7.999cm">
          <text:p text:style-name="P4">Ethernet Switch</text:p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9.241cm" svg:y1="4.459cm" svg:x2="12.051cm" svg:y2="4.486cm">
          <text:p/>
        </draw:line>
        <draw:line draw:style-name="gr20" draw:text-style-name="P8" draw:layer="layout" svg:x1="1.459cm" svg:y1="18.253cm" svg:x2="2.757cm" svg:y2="18.253cm">
          <text:p/>
        </draw:line>
        <draw:frame draw:style-name="gr5" draw:text-style-name="P6" draw:layer="layout" svg:width="4.999cm" svg:height="0.721cm" svg:x="2.976cm" svg:y="17.952cm">
          <draw:text-box>
            <text:p text:style-name="P5"><text:span text:style-name="T1">Cat 5 (without Power)</text:span></text:p>
          </draw:text-box>
        </draw:frame>
        <draw:line draw:style-name="gr20" draw:text-style-name="P8" draw:layer="layout" svg:x1="14.929cm" svg:y1="7.107cm" svg:x2="17.064cm" svg:y2="7.134cm">
          <text:p/>
        </draw:line>
        <draw:line draw:style-name="gr20" draw:text-style-name="P8" draw:layer="layout" svg:x1="12.025cm" svg:y1="4.485cm" svg:x2="12.078cm" svg:y2="7.971cm">
          <text:p/>
        </draw:line>
        <draw:line draw:style-name="gr20" draw:text-style-name="P8" draw:layer="layout" svg:x1="14.943cm" svg:y1="7.053cm" svg:x2="14.957cm" svg:y2="7.985cm">
          <text:p/>
        </draw:line>
        <draw:custom-shape draw:style-name="gr8" draw:text-style-name="P4" xml:id="id8" draw:id="id8" draw:layer="layout" svg:width="6.526cm" svg:height="2.378cm" svg:x="10.971cm" svg:y="12.673cm">
          <text:p text:style-name="P4">Gazebo</text:p>
          <text:p text:style-name="P4">Butts Farm Remote</text:p>
          <text:p text:style-name="P4">Pi &amp; Interfacing Board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-0.135cm" svg:x1="14.234cm" svg:y1="15.051cm" svg:x2="14.243cm" svg:y2="16.617cm" draw:start-shape="id8" draw:start-glue-point="2" draw:end-shape="id9" svg:d="M14234 15051v649h9v917" svg:viewBox="0 0 10 1567">
          <text:p/>
        </draw:connector>
        <draw:frame draw:style-name="gr5" draw:text-style-name="P6" draw:layer="layout" svg:width="6.297cm" svg:height="0.721cm" svg:x="16.698cm" svg:y="18.618cm">
          <draw:text-box>
            <text:p text:style-name="P5"><text:span text:style-name="T1">Gardener's Supply (isolated)</text:span></text:p>
          </draw:text-box>
        </draw:frame>
        <draw:custom-shape draw:style-name="gr21" draw:text-style-name="P1" draw:layer="layout" svg:width="4.086cm" svg:height="0.27cm" draw:transform="rotate (-0.130550628049176) translate (13.993cm 18.8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3d:scene draw:style-name="gr10" xml:id="id9" draw:id="id9" svg:width="2.263cm" svg:height="2.513cm" svg:x="13.112cm" svg:y="16.61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0 -5000 2500 10000" svg:d="M0-5000h250 250 500 500 500 250 250v10000h-250-250-500-500-500-250-250z"/>
        </dr3d:scene>
        <draw:line draw:style-name="gr22" draw:text-style-name="P8" draw:layer="layout" svg:x1="1.378cm" svg:y1="19.496cm" svg:x2="2.676cm" svg:y2="19.496cm">
          <text:p/>
        </draw:line>
        <draw:frame draw:style-name="gr5" draw:text-style-name="P6" draw:layer="layout" svg:width="4cm" svg:height="0.721cm" svg:x="3.269cm" svg:y="19.144cm">
          <draw:text-box>
            <text:p text:style-name="P5"><text:span text:style-name="T1">Cat 5 (with Power)</text:span></text:p>
          </draw:text-box>
        </draw:frame>
        <draw:line draw:style-name="gr20" draw:text-style-name="P8" draw:layer="layout" svg:x1="12.025cm" svg:y1="4.485cm" svg:x2="12.078cm" svg:y2="7.971cm">
          <text:p/>
        </draw:line>
        <draw:line draw:style-name="gr22" draw:text-style-name="P8" draw:layer="layout" svg:x1="17.483cm" svg:y1="13.943cm" svg:x2="21.212cm" svg:y2="13.969cm">
          <text:p/>
        </draw:line>
        <draw:line draw:style-name="gr22" draw:text-style-name="P8" draw:layer="layout" svg:x1="23.536cm" svg:y1="7.161cm" svg:x2="27.265cm" svg:y2="7.187cm">
          <text:p/>
        </draw:line>
        <draw:line draw:style-name="gr22" draw:text-style-name="P8" draw:layer="layout" svg:x1="9.269cm" svg:y1="6.026cm" svg:x2="12.998cm" svg:y2="6.052cm">
          <text:p/>
        </draw:line>
        <draw:frame draw:style-name="gr5" draw:text-style-name="P6" draw:layer="layout" svg:width="1.121cm" svg:height="0.721cm" svg:x="1.838cm" svg:y="10.133cm">
          <draw:text-box>
            <text:p text:style-name="P5"><text:span text:style-name="T1">G1</text:span></text:p>
          </draw:text-box>
        </draw:frame>
        <draw:frame draw:style-name="gr5" draw:text-style-name="P6" draw:layer="layout" svg:width="1.121cm" svg:height="0.721cm" svg:x="4.743cm" svg:y="10.647cm">
          <draw:text-box>
            <text:p text:style-name="P5"><text:span text:style-name="T1">G2</text:span></text:p>
          </draw:text-box>
        </draw:frame>
        <draw:frame draw:style-name="gr5" draw:text-style-name="P6" draw:layer="layout" svg:width="1.121cm" svg:height="0.721cm" svg:x="7.716cm" svg:y="11.066cm">
          <draw:text-box>
            <text:p text:style-name="P5"><text:span text:style-name="T1">G3</text:span></text:p>
          </draw:text-box>
        </draw:frame>
        <draw:frame draw:style-name="gr5" draw:text-style-name="P6" draw:layer="layout" svg:width="1.121cm" svg:height="0.721cm" svg:x="19.727cm" svg:y="12.728cm">
          <draw:text-box>
            <text:p text:style-name="P5"><text:span text:style-name="T1">G4</text:span></text:p>
          </draw:text-box>
        </draw:frame>
        <draw:frame draw:style-name="gr5" draw:text-style-name="P6" draw:layer="layout" svg:width="1.121cm" svg:height="0.721cm" svg:x="13.688cm" svg:y="19.281cm">
          <draw:text-box>
            <text:p text:style-name="P5"><text:span text:style-name="T1">G5</text:span></text:p>
          </draw:text-box>
        </draw:frame>
        <draw:line draw:style-name="gr13" draw:text-style-name="P8" draw:layer="layout" svg:x1="1.521cm" svg:y1="17.367cm" svg:x2="2.807cm" svg:y2="17.393cm">
          <text:p/>
        </draw:line>
        <draw:frame draw:style-name="gr23" draw:text-style-name="P6" draw:layer="layout" svg:width="5.944cm" svg:height="0.78cm" svg:x="2.766cm" svg:y="17.033cm">
          <draw:text-box>
            <text:p text:style-name="P5"><text:span text:style-name="T1">Signals to and from the Pis</text:span></text:p>
          </draw:text-box>
        </draw:frame>
      </draw:page>
      <draw:page draw:name="page2" draw:style-name="dp1" draw:master-page-name="Default">
        <draw:g>
          <draw:line draw:style-name="gr24" draw:text-style-name="P8" draw:layer="layout" svg:x1="4.334cm" svg:y1="12.292cm" svg:x2="11.769cm" svg:y2="12.309cm">
            <text:p/>
          </draw:line>
          <draw:line draw:style-name="gr24" draw:text-style-name="P8" draw:layer="layout" svg:x1="12.474cm" svg:y1="11.89cm" svg:x2="11.725cm" svg:y2="12.308cm">
            <text:p/>
          </draw:line>
          <draw:line draw:style-name="gr24" draw:text-style-name="P8" draw:layer="layout" svg:x1="4.334cm" svg:y1="12.292cm" svg:x2="3.824cm" svg:y2="12.559cm">
            <text:p/>
          </draw:line>
          <draw:line draw:style-name="gr24" draw:text-style-name="P8" draw:layer="layout" svg:x1="12.998cm" svg:y1="12.325cm" svg:x2="20.433cm" svg:y2="12.342cm">
            <text:p/>
          </draw:line>
          <draw:line draw:style-name="gr24" draw:text-style-name="P8" draw:layer="layout" svg:x1="12.488cm" svg:y1="11.89cm" svg:x2="12.998cm" svg:y2="12.325cm">
            <text:p/>
          </draw:line>
          <draw:line draw:style-name="gr24" draw:text-style-name="P8" draw:layer="layout" svg:x1="20.418cm" svg:y1="12.334cm" svg:x2="20.928cm" svg:y2="12.769cm">
            <text:p/>
          </draw:line>
        </draw:g>
        <dr3d:scene draw:style-name="gr25" svg:width="2.04cm" svg:height="4.117cm" svg:x="19.038cm" svg:y="13.2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5000 2500 10000" svg:d="M0-5000h250 250 500 500 500 250 250v10000h-250-250-500-500-500-250-250z"/>
        </dr3d:scene>
        <dr3d:scene draw:style-name="gr25" svg:width="2.04cm" svg:height="4.117cm" svg:x="16.189cm" svg:y="13.1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5000 2500 10000" svg:d="M0-5000h250 250 500 500 500 250 250v10000h-250-250-500-500-500-250-250z"/>
        </dr3d:scene>
        <dr3d:scene draw:style-name="gr25" svg:width="2.04cm" svg:height="4.117cm" svg:x="9.407cm" svg:y="13.2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5000 2500 10000" svg:d="M0-5000h250 250 500 500 500 250 250v10000h-250-250-500-500-500-250-250z"/>
        </dr3d:scene>
        <dr3d:scene draw:style-name="gr25" svg:width="2.04cm" svg:height="4.117cm" svg:x="6.558cm" svg:y="13.09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5000 2500 10000" svg:d="M0-5000h250 250 500 500 500 250 250v10000h-250-250-500-500-500-250-250z"/>
        </dr3d:scene>
        <dr3d:scene draw:style-name="gr25" svg:width="2.04cm" svg:height="4.117cm" svg:x="3.709cm" svg:y="13.0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5000 2500 10000" svg:d="M0-5000h250 250 500 500 500 250 250v10000h-250-250-500-500-500-250-250z"/>
        </dr3d:scene>
        <draw:frame draw:style-name="gr2" draw:text-style-name="P3" draw:layer="layout" svg:width="16.293cm" svg:height="1.657cm" svg:x="5.513cm" svg:y="1.127cm">
          <draw:text-box>
            <text:p text:style-name="P2">Wimborne Model Town</text:p>
            <text:p text:style-name="P2">Butts Farm Arrangement – Detail of a Butts Farm Group</text:p>
          </draw:text-box>
        </draw:frame>
        <draw:custom-shape draw:style-name="gr27" draw:text-style-name="P1" draw:layer="layout" svg:width="18.252cm" svg:height="0.368cm" svg:x="3.702cm" svg:y="17.79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.906cm" svg:height="0.368cm" draw:transform="rotate (1.57254165604689) translate (12.116cm 17.792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.906cm" svg:height="0.368cm" draw:transform="rotate (1.57254165604689) translate (13.401cm 17.819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.906cm" svg:height="0.368cm" draw:transform="rotate (1.57254165604689) translate (14.871cm 17.792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82cm" svg:height="0.368cm" draw:transform="rotate (1.57254165604689) translate (4.474cm 17.793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608cm" svg:height="0.368cm" draw:transform="rotate (1.57254165604689) translate (7.406cm 17.7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1" draw:layer="layout" svg:width="0.445cm" svg:height="0.368cm" draw:transform="rotate (1.57254165604689) translate (10.284cm 17.793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54cm" svg:height="0.368cm" draw:transform="rotate (1.57254165604689) translate (17.039cm 17.807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85cm" svg:height="0.368cm" draw:transform="rotate (1.57254165604689) translate (19.93cm 17.793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0.92cm" svg:height="0.782cm" draw:transform="rotate (1.57254165604689) translate (21.97cm 18.416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11" draw:id="id11" draw:layer="layout" svg:width="0.92cm" svg:height="0.324cm" draw:transform="rotate (1.57254165604689) translate (22.198cm 17.498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351cm" svg:height="0.368cm" svg:x="22.764cm" svg:y="17.805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8.026cm" svg:height="1.191cm" svg:x="12.499cm" svg:y="11.16cm">
          <draw:text-box>
            <text:p text:style-name="P5"><text:span text:style-name="T1">Up to 3 Sensors in standpipes or inside the butts</text:span></text:p>
          </draw:text-box>
        </draw:frame>
        <draw:frame draw:style-name="gr36" draw:text-style-name="P6" draw:layer="layout" svg:width="2.675cm" svg:height="0.756cm" svg:x="22.319cm" svg:y="16.672cm">
          <draw:text-box>
            <text:p text:style-name="P5"><text:span text:style-name="T1">Gate Valve</text:span></text:p>
          </draw:text-box>
        </draw:frame>
        <draw:frame draw:style-name="gr5" draw:text-style-name="P6" draw:layer="layout" svg:width="4.376cm" svg:height="0.721cm" svg:x="24.401cm" svg:y="18.482cm">
          <draw:text-box>
            <text:p text:style-name="P5"><text:span text:style-name="T1">To Next Butts Farm</text:span></text:p>
          </draw:text-box>
        </draw:frame>
        <draw:line draw:style-name="gr13" draw:text-style-name="P8" draw:layer="layout" svg:x1="25.426cm" svg:y1="17.942cm" svg:x2="27.642cm" svg:y2="17.942cm">
          <text:p/>
        </draw:line>
        <draw:frame draw:style-name="gr5" draw:text-style-name="P6" draw:layer="layout" svg:width="5.7cm" svg:height="0.721cm" svg:x="1.001cm" svg:y="18.536cm">
          <draw:text-box>
            <text:p text:style-name="P5"><text:span text:style-name="T1">From Previous Butts Farm</text:span></text:p>
          </draw:text-box>
        </draw:frame>
        <draw:line draw:style-name="gr13" draw:text-style-name="P8" draw:layer="layout" svg:x1="1.243cm" svg:y1="18.023cm" svg:x2="3.459cm" svg:y2="18.023cm">
          <text:p/>
        </draw:line>
        <draw:line draw:style-name="gr13" draw:text-style-name="P8" draw:layer="layout" svg:x1="12.47cm" svg:y1="11.647cm" svg:x2="12.456cm" svg:y2="8.755cm">
          <text:p/>
        </draw:line>
        <draw:custom-shape draw:style-name="gr37" draw:text-style-name="P4" xml:id="id10" draw:id="id10" draw:layer="layout" svg:width="8.958cm" svg:height="3.567cm" svg:x="8.106cm" svg:y="5.269cm">
          <text:p text:style-name="P4">Remote Pi(s) &amp;</text:p>
          <text:p text:style-name="P4">Interfacing Board</text:p>
          <text:p text:style-name="P4">(See Page 1) 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17.064cm" svg:y1="7.052cm" svg:x2="22.358cm" svg:y2="16.578cm" draw:start-shape="id10" draw:start-glue-point="1" draw:end-shape="id11" draw:end-glue-point="1" svg:d="M17064 7052h5294v9526" svg:viewBox="0 0 5295 9527">
          <text:p/>
        </draw:connector>
        <draw:custom-shape draw:style-name="gr38" draw:text-style-name="P1" draw:layer="layout" svg:width="2.418cm" svg:height="0.368cm" draw:transform="rotate (1.57254165604689) translate (4.491cm 12.78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1" draw:layer="layout" svg:width="19.4cm" svg:height="0.368cm" svg:x="4.486cm" svg:y="9.982cm">
          <text:p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25.427cm" svg:y1="10.174cm" svg:x2="23.967cm" svg:y2="10.174cm">
          <text:p/>
        </draw:line>
        <draw:frame draw:style-name="gr5" draw:text-style-name="P6" draw:layer="layout" svg:width="4.376cm" svg:height="0.721cm" svg:x="24.266cm" svg:y="10.241cm">
          <draw:text-box>
            <text:p text:style-name="P5"><text:span text:style-name="T1">From Butts Pump</text:span></text:p>
          </draw:text-box>
        </draw:frame>
        <draw:frame draw:style-name="gr40" draw:text-style-name="P10" draw:layer="layout" svg:width="9.43cm" svg:height="2.601cm" svg:x="17.833cm" svg:y="3.648cm">
          <draw:text-box>
            <text:p text:style-name="P9"><text:span text:style-name="T1">Note:</text:span></text:p>
            <text:p text:style-name="P9"><text:span text:style-name="T1">Each Butts Farm Group is physically lower then the previous one in the chain so that water natually flows back towards the sump when a Gate Valve is open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radial" draw:cx="30%" draw:cy="30%" draw:start-color="#00ccff" draw:end-color="#669999" draw:start-intensity="100%" draw:end-intensity="100%" draw:border="2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39M44S</meta:editing-duration>
    <meta:editing-cycles>25</meta:editing-cycles>
    <meta:generator>LibreOffice/5.4.1.2$Linux_X86_64 LibreOffice_project/40m0$Build-2</meta:generator>
    <dc:date>2017-11-11T15:51:32.708989318</dc:date>
    <dc:creator>Terry Coles</dc:creator>
    <meta:printed-by>Terry Coles</meta:printed-by>
    <meta:print-date>2017-08-20T15:40:47.233751947</meta:print-date>
    <meta:document-statistic meta:object-count="108"/>
  </office:meta>
</office:document-meta>
</file>